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3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P6" style:family="paragraph" style:parent-style-name="Footer">
      <style:text-properties fo:font-size="8pt" style:font-size-asian="8pt" style:font-size-complex="8pt"/>
    </style:style>
    <style:style style:name="P7" style:family="paragraph" style:parent-style-name="Header">
      <style:text-properties fo:font-size="8pt" style:font-size-asian="8pt" style:font-size-complex="8pt"/>
    </style:style>
    <style:style style:name="T1" style:family="text">
      <style:text-properties style:font-name-asian="WenQuanYi Micro Hei" style:font-size-asian="13pt" style:font-style-asian="normal" style:font-weight-asian="normal"/>
    </style:style>
    <style:style style:name="T2" style:family="text">
      <style:text-properties style:font-name-complex="WenQuanYi Micro Hei" style:font-size-complex="13pt" style:font-style-complex="normal" style:font-weight-complex="normal"/>
    </style:style>
    <style:style style:name="T3" style:family="text">
      <style:text-properties style:font-name="WenQuanYi Micro Hei" fo:font-size="13pt" fo:font-style="normal" fo:font-weight="normal"/>
    </style:style>
    <style:style style:name="T4" style:family="text"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T5" style:family="text">
      <style:text-properties fo:font-variant="normal" fo:text-transform="none" fo:color="#000000" style:font-name="WenQuanYi Micro Hei" fo:font-size="13pt" fo:letter-spacing="normal" fo:font-style="normal" fo:font-weight="normal"/>
    </style:style>
    <style:style style:name="T6" style:family="text"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﻿</text:span><text:span text:style-name="T1">車挵一下，規鉼鐵鉼攏㧌去矣。</text:span></text:p>
      <text:p text:style-name="P3">Tshia lòng tsi̍t-ē, kui phiánn thih-phiánn lóng mau--khì--ah.</text:p>
      <text:p text:style-name="Text_20_body"/>
      <text:p text:style-name="P2">起飛佮降落的時，請將你的椅仔撨予直、桌仔收予好。</text:p>
      <text:p text:style-name="P3">Khí-pue kah kàng-lo̍h ê sî, tshiánn tsiong lí ê í-á tshiâu hōo ti̍t, toh-á siu hōo hó.</text:p>
      <text:p text:style-name="Text_20_body"/>
      <text:p text:style-name="P2">使用安全帶的時，將安全帶縖予好，搝予絚，向外面撥一下，就會使拍開。</text:p>
      <text:p text:style-name="P3">Sú-iōng an-tsuân-tuà ê sî, tsiong an-tsuân-tuà hâ hōo hó, giú hōo ân, hiòng guā-bīn puah--tsi̍t-ē, tō ē-sái phah-khui.</text:p>
      <text:p text:style-name="Text_20_body"/>
      <text:p text:style-name="P2">本機艙攏總有十个緊急出口。</text:p>
      <text:p text:style-name="P3">Pún ki-tshng lóng-tsóng ū tsa̍p ê kín-kip tshut-kháu.</text:p>
      <text:p text:style-name="Text_20_body"/>
      <text:p text:style-name="P2">使用的方法佮所在，攏有標誌佮說明。</text:p>
      <text:p text:style-name="P3">Sú-iōng ê hong-huat kah sóo-tsāi, lóng ū piau-tsì kah suat-bîng.</text:p>
      <text:p text:style-name="Text_20_body"/>
      <text:p text:style-name="P2">緊急逃生的時，請共懸踏鞋褪掉，莫紮行李。</text:p>
      <text:p text:style-name="P3">Kín-kip tô-sing ê sî, tshiánn kā kuân-ta̍h-ê thǹg-tiāu, mài tsah hîng-lí.</text:p>
      <text:p text:style-name="Text_20_body"/>
      <text:p text:style-name="P2">有關安全救生事項，請參考安全說明卡。感謝。</text:p>
      <text:p text:style-name="P3">Iú-kuan an-tsuân kiù-sing sū-hāng, tshiánn tsham-khó an-tsuân suat-bîng khah. Kám-siā.</text:p>
      <text:p text:style-name="Text_20_body"/>
      <text:p text:style-name="P2">我共簽一百空七萬，結果今仔日牌仔開七號。</text:p>
      <text:p text:style-name="P3">Guá kā tshiam tsi̍t-pah khòng tshit-bān, kiat-kó kin-á-ji̍t pâi-á khui tshit hō.</text:p>
      <text:p text:style-name="Text_20_body"/>
      <text:p text:style-name="P2">我共你報空八佮二七。</text:p>
      <text:p text:style-name="P3">Guá kā lí pò khòng pat kah jī tshit.</text:p>
      <text:p text:style-name="Text_20_body"/>
      <text:p text:style-name="P1"><text:span text:style-name="T1">你簽幾號？我按算簽兩星，</text:span><text:span text:style-name="T3">10</text:span><text:span text:style-name="T1">（</text:span><text:span text:style-name="T3">it khòng</text:span><text:span text:style-name="T1">）傍</text:span><text:span text:style-name="T3">20</text:span><text:span text:style-name="T1">（</text:span><text:span text:style-name="T3">jī khòng</text:span><text:span text:style-name="T1">）。</text:span></text:p>
      <text:p text:style-name="P3">Lí tshiam kuí hō? Guá àn-sǹg tshiam nn̄g-tshenn, it khòng pōng jī khòng.</text:p>
      <text:p text:style-name="P5"><text:soft-page-break/><text:span text:style-name="T6">阿伯，幫我簽七號孤支，寫五十箍。</text:span></text:p>
      <text:p text:style-name="P3">A-peh, pang guá tshiam tshit hō koo-ki, siá gōo-tsa̍p khoo.</text:p>
      <text:p text:style-name="Text_20_body"/>
      <text:p text:style-name="P1"><text:span text:style-name="T1">空一傍四九，兩个號碼孤碰</text:span><text:span text:style-name="T3">, </text:span><text:span text:style-name="T1">寫一百。</text:span></text:p>
      <text:p text:style-name="P3">Khòng it pōng sù kiú, nn̄g ê hō-bé koo-phòng, siá tsi̍t-pah.</text:p>
      <text:p text:style-name="Text_20_body"/>
      <text:p text:style-name="P2">一四傍二六就是孤碰，寫兩百。</text:p>
      <text:p text:style-name="P3">It sù pōng jī lio̍k tō sī koo-phòng, siá nn̄g-pah.</text:p>
      <text:p text:style-name="Text_20_body"/>
      <text:p text:style-name="P1"><text:span text:style-name="T1">一空坐專車，坐一（</text:span><text:span text:style-name="T3">tsi̍t</text:span><text:span text:style-name="T1">）車，傍其他四十八號的價數，欲到四千箍。</text:span></text:p>
      <text:p text:style-name="P3">It khòng tsē tsuan-tshia, tsē tsi̍t tshia, pōng kî-thann sì-tsa̍p-peh hō ê kè-siàu, beh kàu sì-tshing khoo.</text:p>
      <text:p text:style-name="Text_20_body"/>
      <text:p text:style-name="P2">空一、空八、二二，三號，傍兩三星，寫五十箍。</text:p>
      <text:p text:style-name="P3">Khòng it, khòng pat, jī jī, sann hō, pōng nn̄g sann-tshenn, siá gōo-tsa̍p khoo.</text:p>
      <text:p text:style-name="Text_20_body"/>
      <text:p text:style-name="P2">各位阿姨阿伯逐家好乎，咱今仔日欲來介紹的是乎，咱拜二欲開的三星的版路。</text:p>
      <text:p text:style-name="P3">Kok-uī a-î a-peh ta̍k-ke hó--honnh, lán kin-á-ji̍t beh lâi kài-siāu ê sī--honnh, lán pài-jī beh khui ê sann-tshenn ê pán-lōo.</text:p>
      <text:p text:style-name="Text_20_body"/>
      <text:p text:style-name="P2">十八仔！</text:p>
      <text:p text:style-name="P3">si̍p-pat-á!</text:p>
      <text:p text:style-name="Text_20_body"/>
      <text:p text:style-name="P4">Pí-tsi!</text:p>
      <text:p text:style-name="P3">Pí-tsi!</text:p>
      <text:p text:style-name="Text_20_body"/>
      <text:p text:style-name="P2">恁的門開開開開，是出啥代誌？</text:p>
      <text:p text:style-name="P3">Lín ê mn̂g khui khui-khui-khui, sī tshut siánn tāi-tsì?</text:p>
      <text:p text:style-name="Text_20_body"/>
      <text:p text:style-name="P2">這我欲。</text:p>
      <text:p text:style-name="P3">Tse guá beh.</text:p>
      <text:p text:style-name="P5"><text:soft-page-break/><text:span text:style-name="T6">我欲挃。</text:span></text:p>
      <text:p text:style-name="P3">Guá beh ti̍h.</text:p>
      <text:p text:style-name="Text_20_body"/>
      <text:p text:style-name="P1"><text:span text:style-name="T1">緊 </text:span><text:span text:style-name="T3">khiài</text:span><text:span text:style-name="T1">（起來）</text:span><text:span text:style-name="T3">--</text:span><text:span text:style-name="T1">啦</text:span><text:span text:style-name="T3">!</text:span></text:p>
      <text:p text:style-name="P3">Kín khiài--lah!</text:p>
      <text:p text:style-name="Text_20_body"/>
      <text:p text:style-name="P1"><text:span text:style-name="T1">行 </text:span><text:span text:style-name="T3">khiài</text:span><text:span text:style-name="T1">（起來）看覓。</text:span></text:p>
      <text:p text:style-name="P3">Kiânn khiài khuànn-māi.</text:p>
      <text:p text:style-name="Text_20_body"/>
      <text:p text:style-name="P2">較講嘛彼。</text:p>
      <text:p text:style-name="P3">Khah-kóng mā he.</text:p>
      <text:p text:style-name="Text_20_body"/>
      <text:p text:style-name="P1"><text:span text:style-name="T1">阮公司的住所是佇台中市清水區北埔里</text:span><text:span text:style-name="T3">5</text:span><text:span text:style-name="T1">鄰大街路一段</text:span><text:span text:style-name="T3">274</text:span><text:span text:style-name="T1">巷</text:span><text:span text:style-name="T3">9</text:span><text:span text:style-name="T1">弄</text:span><text:span text:style-name="T3">8</text:span><text:span text:style-name="T1">號</text:span><text:span text:style-name="T3">3</text:span><text:span text:style-name="T1">樓。</text:span></text:p>
      <text:p text:style-name="P3">Gún kong-si ê tsū-sóo sī tī Tâi-tiong-tshī Tshing-tsuí-khu Pak-poo-lí gōo lîn Tuā-ke-lōo it tuānn nn̄g-pah tshit-tsa̍p-sì hāng káu lāng peh hō sann lâu.</text:p>
      <text:p text:style-name="Text_20_body"/>
      <text:p text:style-name="P1"><text:span text:style-name="T1">總統府踮佇台北市重慶南路一段</text:span><text:span text:style-name="T3">122</text:span><text:span text:style-name="T1">號。</text:span></text:p>
      <text:p text:style-name="P3">Tsóng-thóng-hú tiàm tī Tâi-pak-tshī Tiông-khìng-lâm-lōo it tuānn tsi̍t-pah jī-tsa̍p-jī hō.</text:p>
      <text:p text:style-name="Text_20_body"/>
      <text:p text:style-name="P1"><text:span text:style-name="T1">物件原來佇遮，我實在是大目新娘無看</text:span><text:span text:style-name="T3">eh</text:span><text:span text:style-name="T1">灶。</text:span></text:p>
      <text:p text:style-name="P3">Mi̍h-kiānn guân-lâi tī tsia, guá si̍t-tsāi sī tuā-ba̍k sin-niû bô khuànn-eh tsàu.</text:p>
      <text:p text:style-name="Text_20_body"/>
      <text:p text:style-name="P1"><text:span text:style-name="T1">六跤無看</text:span><text:span text:style-name="T3">eh</text:span><text:span text:style-name="T1">影。</text:span></text:p>
      <text:p text:style-name="P3">La̍k kha bô khuànn-eh iánn.</text:p>
      <text:p text:style-name="Text_20_body"/>
      <text:p text:style-name="P1"><text:span text:style-name="T1">無看</text:span><text:span text:style-name="T3">eh</text:span><text:span text:style-name="T1">較會過心。</text:span></text:p>
      <text:p text:style-name="P3">Bô khuànn--eh khah ē kuè-sim.</text:p>
      <text:p text:style-name="Text_20_body"/>
      <text:p text:style-name="P1"><text:span text:style-name="T1">我沓沓仔無看</text:span><text:span text:style-name="T3">eh</text:span><text:span text:style-name="T1">光佮烏暗。</text:span></text:p>
      <text:p text:style-name="P3">Guá ta̍uh-ta̍uh-á bô khuànn-eh kng kap oo-àm.</text:p>
      <text:p text:style-name="P5"><text:soft-page-break/><text:span text:style-name="T6">無聽</text:span><text:span text:style-name="T5">eh</text:span><text:span text:style-name="T6">聲嘛無看</text:span><text:span text:style-name="T5">eh</text:span><text:span text:style-name="T6">影。</text:span></text:p>
      <text:p text:style-name="P3">Bô thiann-eh siann mā bô khuànn-eh iánn.</text:p>
      <text:p text:style-name="Text_20_body"/>
      <text:p text:style-name="P1"><text:span text:style-name="T1">紲接共挔柴添火著，上好予</text:span><text:span text:style-name="T3">in</text:span><text:span text:style-name="T1">兩爿愈觸愈激膠，攑刀相刜。</text:span></text:p>
      <text:p text:style-name="P3">Suà-tsiap kā hiannh tshâ thinn hué to̍h, siōng hó hōo in nn̄g-pîng jú tak jú kik-ka, gia̍h to sio-phut.</text:p>
      <text:p text:style-name="Text_20_body"/>
      <text:p text:style-name="P1"><text:span text:style-name="T1">後來阿爸（</text:span><text:span text:style-name="T3">pa</text:span><text:span text:style-name="T1">）</text:span><text:span text:style-name="T3">in</text:span><text:span text:style-name="T1">兄弟分家，阿母已經是一个真</text:span><text:span text:style-name="T3">gâu</text:span><text:span text:style-name="T1">的內助。</text:span></text:p>
      <text:p text:style-name="P3">Āu--lâi a-pa in hiann-tī hun-ke, a-bú í-king sī tsi̍t ê tsin gâu ê luē-tsōo.</text:p>
      <text:p text:style-name="Text_20_body"/>
      <text:p text:style-name="P2">毋但飼豬飼雞鴨，閣兼落田種菜蔬來補貼厝內的開銷。厝邊頭尾呵咾甲觸舌。</text:p>
      <text:p text:style-name="P3">M̄-nā tshī ti tshī ke-ah, koh kiam lo̍h-tshân tsìng tshài-se lâi póo-thiap tshù-lāi ê khai-siau. Tshù-pinn-thâu-bué o-ló kah tak-tsi̍h.</text:p>
      <text:p text:style-name="Text_20_body"/>
      <text:p text:style-name="P1"><text:span text:style-name="T1">你看你的頭毛黏黐黐，全部攏</text:span><text:span text:style-name="T3">kô-kô</text:span><text:span text:style-name="T1">做一伙。</text:span></text:p>
      <text:p text:style-name="P3">Lí khuànn lí ê thâu-mn̂g liâm-thi-thi, tsuân-pōo lóng kô-kô tsò-tsi̍t-hué.</text:p>
      <text:p text:style-name="Text_20_body"/>
      <text:p text:style-name="P1"><text:span text:style-name="T1">伊招十外个信會得過的兄弟仔做伙去張（</text:span><text:span text:style-name="T3">tng</text:span><text:span text:style-name="T1">）縣長。</text:span></text:p>
      <text:p text:style-name="P3">I tsio tsa̍p-guā ê sìn ē-tit-kuè ê hiann-tī-á tsò-hué khì tng kuān-tiúnn.</text:p>
      <text:p text:style-name="Text_20_body"/>
      <text:p text:style-name="P2">祝你大趁錢。</text:p>
      <text:p text:style-name="P3">Tsiok lí tuā thàn-tsînn.</text:p>
      <text:p text:style-name="Text_20_body"/>
      <text:p text:style-name="P2">食甜甜過好年。</text:p>
      <text:p text:style-name="P3">Tsia̍h tinn-tinn kuè hó nî.</text:p>
      <text:p text:style-name="Text_20_body"/>
      <text:p text:style-name="P2">新娘新娘媠噹噹，褲底好好無破空。新郎杯仔捀懸懸，囝孫代代中狀元！</text:p>
      <text:p text:style-name="P3">Sin-niû sin-niû suí-tang-tang, khòo-té hó-hó bô phuà-khang. Sin-lông pue-á phâng kuân-kuân, kiánn-sun tāi-tāi tiòng tsiōng-guân!</text:p>
      <text:p text:style-name="Text_20_body"/>
      <text:p text:style-name="Text_20_body"/>
      <text:p text:style-name="P2"><text:soft-page-break/>手牽手，天長地久。喙拄喙，萬年富貴。</text:p>
      <text:p text:style-name="P3">Tshiú khan tshiú, thinn-tn̂g-tē-kú. Tshuì tú tshuì, bān-nî hù-kuì.</text:p>
      <text:p text:style-name="Text_20_body"/>
      <text:p text:style-name="P2">來食新娘一杯茶，予恁一年生雙个。</text:p>
      <text:p text:style-name="P3">Lâi tsia̍h sin-niû tsi̍t pue tê, hōo lín tsi̍t nî senn siang ê.</text:p>
      <text:p text:style-name="Text_20_body"/>
      <text:p text:style-name="P2">哪是你？</text:p>
      <text:p text:style-name="P3">Ná sī lí?</text:p>
      <text:p text:style-name="Text_20_body"/>
      <text:p text:style-name="P2">哪是？毋是啦！</text:p>
      <text:p text:style-name="P3">Ná sī? M̄ sī--lah!</text:p>
      <text:p text:style-name="Text_20_body"/>
      <text:p text:style-name="P2">代誌哪是親像伊講的彼款？</text:p>
      <text:p text:style-name="P3">Tāi-tsì ná sī tshin-tshiūnn i kóng--ê hit khuán?</text:p>
      <text:p text:style-name="Text_20_body"/>
      <text:p text:style-name="P2">你是做毋著啥，無哪著遮爾可憐？</text:p>
      <text:p text:style-name="P3">Lí sī tsò m̄-tio̍h siannh, bô ná-tio̍h tsiah-ní khó-liân?</text:p>
      <text:p text:style-name="Text_20_body"/>
      <text:p text:style-name="P2">這茶無好，歹落喉。</text:p>
      <text:p text:style-name="P3">Tse tê bô hó, pháinn lo̍h-âu.</text:p>
      <text:p text:style-name="Text_20_body"/>
      <text:p text:style-name="P2">伊出彼个價數拍歹行情。</text:p>
      <text:p text:style-name="P3">I tshut hit ê kè-siàu phah-pháinn hâng-tsîng.</text:p>
      <text:p text:style-name="Text_20_body"/>
      <text:p text:style-name="P1"><text:span text:style-name="T1">你是阿娟的後生呢（</text:span><text:span text:style-name="T3">nih</text:span><text:span text:style-name="T1">）？</text:span></text:p>
      <text:p text:style-name="P3">Lí sī A-kuan ê hāu-senn--nih?</text:p>
      <text:p text:style-name="Text_20_body"/>
      <text:p text:style-name="P1"><text:span text:style-name="T1">你毋敢矣呢（</text:span><text:span text:style-name="T3">nih</text:span><text:span text:style-name="T1">）？</text:span></text:p>
      <text:p text:style-name="P3">Lí m̄ kánn--ah--nih?</text:p>
      <text:p text:style-name="P5"><text:soft-page-break/><text:span text:style-name="T6">三十歲以後就做仙矣</text:span><text:span text:style-name="T5">--siooh</text:span><text:span text:style-name="T6">，毋免食飯</text:span><text:span text:style-name="T5">--hiooh</text:span><text:span text:style-name="T6">？</text:span></text:p>
      <text:p text:style-name="P3">Sann-tsa̍p huè í-āu tō tsò-sian--ah--siooh, m̄-bián tsia̍h-pn̄g--hiooh?</text:p>
      <text:p text:style-name="Text_20_body"/>
      <text:p text:style-name="P1"><text:span text:style-name="T1">欶空氣就飽矣呢（</text:span><text:span text:style-name="T3">nih</text:span><text:span text:style-name="T1">）？</text:span></text:p>
      <text:p text:style-name="P3">Suh khong-khì tō pá--ah--nih?</text:p>
      <text:p text:style-name="Text_20_body"/>
      <text:p text:style-name="P1"><text:span text:style-name="T1">哎喲喂閣新的</text:span><text:span text:style-name="T3">--liooh</text:span><text:span text:style-name="T1">！</text:span></text:p>
      <text:p text:style-name="P3">Ai-iō-uê koh sin--ê--liooh!</text:p>
      <text:p text:style-name="Text_20_body"/>
      <text:p text:style-name="P1"><text:span text:style-name="T1">莫去啦嘿（</text:span><text:span text:style-name="T3">heh</text:span><text:span text:style-name="T1">）。</text:span></text:p>
      <text:p text:style-name="P3">Mài khì--lah--heh.</text:p>
      <text:p text:style-name="Text_20_body"/>
      <text:p text:style-name="P1"><text:span text:style-name="T1">感恩</text:span><text:span text:style-name="T3">hânn</text:span><text:span text:style-name="T1">！</text:span></text:p>
      <text:p text:style-name="P3">Kám-un hânn!</text:p>
      <text:p text:style-name="Text_20_body"/>
      <text:p text:style-name="P1"><text:span text:style-name="T1">毋通逐工激屎面</text:span><text:span text:style-name="T3">hânn</text:span><text:span text:style-name="T1">。</text:span></text:p>
      <text:p text:style-name="P3">M̄-thang ta̍k-kang kik sái-bīn hânn.</text:p>
      <text:p text:style-name="Text_20_body"/>
      <text:p text:style-name="P2">講台語曷免開錢啊。</text:p>
      <text:p text:style-name="P3">Káng Tâi-gí a̍h bián khai-tsînn--ah.</text:p>
      <text:p text:style-name="Text_20_body"/>
      <text:p text:style-name="P2">醫生，阮老母的目睭看起來曷無按怎，會使免開刀無？</text:p>
      <text:p text:style-name="P3">I-sing, gún lāu-bó ê ba̍k-tsiu khuànn--khí-lâi a̍h bô án-tsuánn, ē-sái bián khui-to--bô?</text:p>
      <text:p text:style-name="Text_20_body"/>
      <text:p text:style-name="P2">彼時曷無灶嘛無鼎，厝內是真散赤。</text:p>
      <text:p text:style-name="P3">Hit-sî a̍h bô tsàu mā bô tiánn, tshù-lāi sī tsin sàn-tshiah.</text:p>
      <text:p text:style-name="Text_20_body"/>
      <text:p text:style-name="P2">彼時曷無灶佮鼎，厝內是真散赤。</text:p>
      <text:p text:style-name="P3">Hit-sî a̍h bô tsàu kah tiánn, tshù-lāi sī tsin sàn-tshiah.</text:p>
      <text:p text:style-name="P5"><text:soft-page-break/><text:span text:style-name="T6">這馬曷著過年才有肉通好食？</text:span></text:p>
      <text:p text:style-name="P3">Tsit-má a̍h-tio̍h kuè-nî tsiah ū bah thang hó tsia̍h?</text:p>
      <text:p text:style-name="Text_20_body"/>
      <text:p text:style-name="P2">本成是一个事實，曷需要我去辯解？</text:p>
      <text:p text:style-name="P3">Pún-tsiânn sī tsi̍t ê sū-si̍t, a̍h su-iàu guá khì piān-kái?</text:p>
      <text:p text:style-name="Text_20_body"/>
      <text:p text:style-name="P2">慢且咧，你毋著先共功課寫了才去耍。</text:p>
      <text:p text:style-name="P3">Bān-tshiánn--leh, lí m̄-tio̍h sing kā kong-khò siá-liáu tsiah khì sńg.</text:p>
      <text:p text:style-name="Text_20_body"/>
      <text:p text:style-name="P2">出車禍毋著緊叫救護車！</text:p>
      <text:p text:style-name="P3">Tshut tshia-hō m̄-tio̍h kín kiò kiù-hōo-tshia!</text:p>
      <text:p text:style-name="Text_20_body"/>
      <text:p text:style-name="P2">今仔日毋免錢。</text:p>
      <text:p text:style-name="P3">Kin-á-ji̍t m̄-bián tsînn.</text:p>
      <text:p text:style-name="Text_20_body"/>
      <text:p text:style-name="P2">毋免你家婆。</text:p>
      <text:p text:style-name="P3">M̄-bián lí ke-pô.</text:p>
      <text:p text:style-name="Text_20_body"/>
      <text:p text:style-name="P1"><text:span text:style-name="T1">我愛去抑免？毋免</text:span><text:span text:style-name="T3">--hiooh</text:span><text:span text:style-name="T1">？</text:span></text:p>
      <text:p text:style-name="P3">Guá ài khì ia̍h bián? M̄-bián--hiooh?</text:p>
      <text:p text:style-name="Text_20_body"/>
      <text:p text:style-name="P2">等你無來，阮毋才先行。</text:p>
      <text:p text:style-name="P3">Tán lí bô lâi, gún m̄-tsiah sing kiânn.</text:p>
      <text:p text:style-name="Text_20_body"/>
      <text:p text:style-name="P2">較鹹毋才食會落。</text:p>
      <text:p text:style-name="P3">Khah kiâm m̄-tsiah tsia̍h ē lo̍h.</text:p>
      <text:p text:style-name="Text_20_body"/>
      <text:p text:style-name="P2">彼間店滷肉飯傷細碗，食袂飽。</text:p>
      <text:p text:style-name="P3">Hit king tiàm lóo-bah-pn̄g siunn sè uánn, tsia̍h bē pá.</text:p>
      <text:p text:style-name="P5"><text:soft-page-break/><text:span text:style-name="T6">伊食未飽，就趕緊欲出門。</text:span></text:p>
      <text:p text:style-name="P3">I tsia̍h bē pá, tsiū kuánn-kín beh tshut-mn̂g.</text:p>
      <text:p text:style-name="Text_20_body"/>
      <text:p text:style-name="P2">煮甲遮腥臊著。</text:p>
      <text:p text:style-name="P3">Tsú kah tsiah tshenn-tshau--tio̍h.</text:p>
      <text:p text:style-name="Text_20_body"/>
      <text:p text:style-name="P2">生甲遐爾媠著。</text:p>
      <text:p text:style-name="P3">Senn kah hiah-nī suí--tio̍h.</text:p>
      <text:p text:style-name="Text_20_body"/>
      <text:p text:style-name="P2">旋甲遮爾緊著。</text:p>
      <text:p text:style-name="P3">Suan kah tsiah-nī kín--tio̍h.</text:p>
      <text:p text:style-name="Text_20_body"/>
      <text:p text:style-name="P2">雖然有拍折，毋過算算咧根本俗無偌濟。</text:p>
      <text:p text:style-name="P3">Sui-jiân ū phah-tsiat, m̄-kò sǹg-sǹg--leh kin-pún sio̍k bô juā-tsē.</text:p>
      <text:p text:style-name="Text_20_body"/>
      <text:p text:style-name="P2">袂，你傷客氣啦。</text:p>
      <text:p text:style-name="P3">Bē, lí siunn kheh-khì--lah.</text:p>
      <text:p text:style-name="Text_20_body"/>
      <text:p text:style-name="P2">袂，莫想傷濟。</text:p>
      <text:p text:style-name="P3">Bē, mài siūnn siunn tsē.</text:p>
      <text:p text:style-name="Text_20_body"/>
      <text:p text:style-name="P2">會，我哺會贏。</text:p>
      <text:p text:style-name="P3">Ē, guá pōo ē iânn.</text:p>
      <text:p text:style-name="Text_20_body"/>
      <text:p text:style-name="P2">會，明仔暗穩落雨的。</text:p>
      <text:p text:style-name="P3">Ē, bîn-á-àm ún lo̍h-hōo--ê.</text:p>
      <text:p text:style-name="Text_20_body"/>
      <text:p text:style-name="P1"><text:span text:style-name="T3">Hui̋-lú-muh</text:span><text:span text:style-name="T1">（底片）咧曝咧洗。</text:span></text:p>
      <text:p text:style-name="P3">Hui̋-lú-muh leh pha̍k teh sé.</text:p>
      <text:p text:style-name="P5"><text:soft-page-break/><text:span text:style-name="T6">你講我有像阿滿姨按呢惜</text:span><text:span text:style-name="T5">in</text:span><text:span text:style-name="T6">無</text:span><text:span text:style-name="T5">?</text:span></text:p>
      <text:p text:style-name="P3">Lí kóng ū tshiūnn A-muá-î án-ne sioh--in--bô?</text:p>
      <text:p text:style-name="Text_20_body"/>
      <text:p text:style-name="P1"><text:span text:style-name="T1">佳哉</text:span><text:span text:style-name="T3">in</text:span><text:span text:style-name="T1">有阿姆你咧教咧惜。</text:span></text:p>
      <text:p text:style-name="P3">Ka-tsài in ū a-ḿ lí leh kà leh sioh.</text:p>
      <text:p text:style-name="Text_20_body"/>
      <text:p text:style-name="P2">當月桃花的喙猶閣咧卯咧卯咧的時，山跤傳來一陣仔一陣的歌聲。</text:p>
      <text:p text:style-name="P3">Tng gue̍h-thô-hue ê tshuì iáu-koh leh mauh--leh mauh--leh ê sî, suann-kha thuân-lâi tsi̍t-tsūn-á tsi̍t-tsūn ê kua-siann.</text:p>
      <text:p text:style-name="Text_20_body"/>
      <text:p text:style-name="P1"><text:span text:style-name="T1">歌聲愈來愈倚近，聽起來親像是少年家的款</text:span><text:span text:style-name="T3">.</text:span></text:p>
      <text:p text:style-name="P3">Kua-siann jú lâi jú uá-kīn, thiann--khí-lâi tshin-tshiūnn sī siàu-liân-ke ê khuán.</text:p>
      <text:p text:style-name="Text_20_body"/>
      <text:p text:style-name="P2">這三个踮遐頭殼抓咧抓咧，想真久想無。</text:p>
      <text:p text:style-name="P3">Tse sann ê tiàm hia thâu-khak jiàu--leh jiàu--leh, siūnn tsin kú siūnn-bô.</text:p>
      <text:p text:style-name="Text_20_body"/>
      <text:p text:style-name="P1"><text:span text:style-name="T3">7</text:span><text:span text:style-name="T1">、</text:span><text:span text:style-name="T3">80</text:span><text:span text:style-name="T1">年前的代誌，親像走馬燈咧遨咧踅。</text:span></text:p>
      <text:p text:style-name="P3">Tshit, peh-tsa̍p nî tsîng ê tāi-tsì, tshin-tshiūnn tsáu-bé-ting leh gô leh se̍h.</text:p>
      <text:p text:style-name="Text_20_body"/>
      <text:p text:style-name="P2">你看你到今一箍遛遛。</text:p>
      <text:p text:style-name="P3">Lí khuànn lí kàu-tann tsi̍t-khoo-liù-liù.</text:p>
      <text:p text:style-name="Text_20_body"/>
      <text:p text:style-name="P2">你看我殕殕，我看你霧霧。</text:p>
      <text:p text:style-name="P3">Lí khuànn guá phú-phú, guá khuànn lí bū-bū.</text:p>
      <text:p text:style-name="Text_20_body"/>
      <text:p text:style-name="P2">恁大嫂準若驚油煙，我來煮就會使。</text:p>
      <text:p text:style-name="P3">Lín tuā-só tsún-nā kiann iû-ian, guá lâi tsú tō ē-saih.</text:p>
      <text:p text:style-name="Text_20_body"/>
      <text:p text:style-name="P2">毋是干焦用喝的叫逐家愛團結就會使。</text:p>
      <text:p text:style-name="P3">M̄-sī kan-tann iōng huah--ê kiò ta̍k-ke ài thuân-kiat tō ē-saih.</text:p>
      <text:p text:style-name="P5"><text:soft-page-break/><text:span text:style-name="T6">猶有汽水，傷濟糖。當然酒嘛袂使。</text:span></text:p>
      <text:p text:style-name="P3">Iáu-ū khì-tsuí, siunn tsē thn̂g. Tong-jiân tsiú mā bē-saih.</text:p>
      <text:p text:style-name="Text_20_body"/>
      <text:p text:style-name="P2">最近有兩件社會新聞，予我閣感慨起來，無講袂使。</text:p>
      <text:p text:style-name="P3">Tsuè-kīn ū nn̄g kiānn siā-huē sin-bûn, hōo guá koh kám-khài--khí-lâi, bô kóng bē-saih.</text:p>
      <text:p text:style-name="Text_20_body"/>
      <text:p text:style-name="P2">大川講，好，我就猶咧想閣。</text:p>
      <text:p text:style-name="P3">Tāi-tshuan kóng, hó, guá tō iáu teh siūnn koh.</text:p>
      <text:p text:style-name="Text_20_body"/>
      <text:p text:style-name="P2">我才無咧綴伊倯閣。</text:p>
      <text:p text:style-name="P3">Guá tsiah bô leh tuè i sông koh.</text:p>
      <text:p text:style-name="Text_20_body"/>
      <text:p text:style-name="P2">都毋是咧神經閣。</text:p>
      <text:p text:style-name="P3">To m̄ sī leh sîn-king koh.</text:p>
      <text:p text:style-name="Text_20_body"/>
      <text:p text:style-name="P2">家己落台了後煞講：「毋成猴，也佮人登台表演閣。」</text:p>
      <text:p text:style-name="P3">Ka-kī lo̍h-tâi liáu-āu suah kóng: "M̄-tsiânn-kâu, iā kah lâng ting-tâi piáu-ián koh."</text:p>
      <text:p text:style-name="Text_20_body"/>
      <text:p text:style-name="P2">我驚去予厝邊兜加講話閣。</text:p>
      <text:p text:style-name="P5"><text:span text:style-name="T4">Guá kiann khì hōo tshù-pinn-tau ke-kóng-uē ko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Footer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補句 - <text:page-number text:select-page="current">10</text:page-number></text:p>
      </style:header>
      <style:footer>
        <text:p text:style-name="MP2">補句 - 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5:28:54.996984463</meta:creation-date>
    <dc:date>2019-03-08T15:32:17.648348322</dc:date>
    <meta:editing-duration>PT3M2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0" meta:paragraph-count="194" meta:word-count="2231" meta:character-count="6449" meta:non-whitespace-character-count="5731"/>
  </office:meta>
</office:document-meta>
</file>